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354in" fo:margin-bottom="0.1354in" loext:contextual-spacing="false" style:line-height-at-least="0.2917in" fo:orphans="2" fo:widows="2" fo:text-indent="0in" style:auto-text-indent="false"/>
      <style:text-properties fo:font-variant="normal" fo:text-transform="none" fo:color="#404040" style:font-name="DeepSeek-CJK-patch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.1354in" fo:margin-bottom="0.1354in" loext:contextual-spacing="false" style:line-height-at-least="0.2917in" fo:orphans="2" fo:widows="2" fo:text-indent="0in" style:auto-text-indent="false"/>
    </style:style>
    <style:style style:name="T1" style:family="text">
      <style:text-properties fo:font-variant="normal" fo:text-transform="none" fo:color="#404040" style:font-name="DeepSeek-CJK-patch" fo:font-size="12pt" fo:letter-spacing="normal" fo:font-style="normal" fo:font-weight="normal"/>
    </style:style>
    <style:style style:name="T2" style:family="text">
      <style:text-properties fo:font-variant="normal" fo:text-transform="none" fo:color="#404040" style:font-name="DeepSeek-CJK-patch" fo:font-size="12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3b82f6" style:text-line-through-style="none" style:text-line-through-type="none" style:font-name="DeepSeek-CJK-patch" fo:font-size="12pt" fo:letter-spacing="normal" fo:font-style="normal" style:text-underline-style="none" fo:font-weight="normal" style:text-blinking="false" loext:padding="0.0193in" loext:border-left="2.24pt solid #000000" loext:border-right="2.24pt solid #000000" loext:border-top="1.5pt solid #000000" loext:border-bottom="1.5pt solid #000000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2">Terraform DigitalOcean Droplet Setup</text:span></text:span><text:span text:style-name="T1"><text:line-break/>This README outlines the steps to create a DigitalOcean Droplet using Terraform, along with Git configuration steps.</text:span></text:p>
      <text:p text:style-name="P2"><text:span text:style-name="Strong_20_Emphasis"><text:span text:style-name="T2">Prerequisites</text:span></text:span><text:span text:style-name="T1"><text:line-break/>Install Terraform:<text:line-break/>Follow the official Terraform installation guide.</text:span></text:p>
      <text:p text:style-name="P1"><text:span text:style-name="T4">Install Git:</text:span><text:line-break/>Install Git using the following command:<text:line-break/>sudo apt install git</text:p>
      <text:p text:style-name="P1"><text:span text:style-name="T4">Create a DigitalOcean Account:</text:span><text:line-break/>You will need an account with DigitalOcean and a personal access token to use their API.</text:p>
      <text:p text:style-name="P1">Create a .terraformrc or terraform.tfvars file for your tokens:<text:line-break/>terraform.tfvars will be used to store the sensitive data such as the DigitalOcean token and SSH key.</text:p>
      <text:p text:style-name="P2"><text:span text:style-name="Strong_20_Emphasis"><text:span text:style-name="T2">Steps to Create the Droplet</text:span></text:span><text:span text:style-name="T1"><text:line-break/></text:span><text:span text:style-name="Strong_20_Emphasis"><text:span text:style-name="T1">Step 1: Initialize Your Terraform Project</text:span></text:span><text:span text:style-name="T1"><text:line-break/>Create a directory for your Terraform files:<text:line-break/>mkdir Terraform<text:line-break/>cd Terraform</text:span></text:p>
      <text:p text:style-name="P1">Create a file for your variables, such as terraform.tfvars:<text:line-break/>touch terraform.tfvars</text:p>
      <text:p text:style-name="P1">Add your DigitalOcean token and SSH key to terraform.tfvars:<text:line-break/>digitalocean_token = "your_digitalocean_token"<text:line-break/>ssh_key = ["your_ssh_key_fingerprint"]</text:p>
      <text:p text:style-name="P1"><text:soft-page-break/>Replace "your_digitalocean_token" with your actual DigitalOcean API token.<text:line-break/>Replace "your_ssh_key_fingerprint" with the SSH key fingerprint from your DigitalOcean account.</text:p>
      <text:p text:style-name="P2"><text:span text:style-name="Strong_20_Emphasis"><text:span text:style-name="T1">Step 2: Configure the DigitalOcean Provider</text:span></text:span><text:span text:style-name="T1"><text:line-break/>Create a main.tf file with the following content to set up the DigitalOcean provider and the droplet resource:</text:span></text:p>
      <text:p text:style-name="P1">terraform {<text:line-break/>required_version = "&gt;= 1.7.0"</text:p>
      <text:p text:style-name="P1">required_providers {<text:line-break/>digitalocean = {<text:line-break/>source = "digitalocean/digitalocean"<text:line-break/>version = "~&gt; 2.0"<text:line-break/>}<text:line-break/>}<text:line-break/>}</text:p>
      <text:p text:style-name="P1">provider "digitalocean" {<text:line-break/>token = var.digitalocean_token<text:line-break/>}</text:p>
      <text:p text:style-name="P1">resource "digitalocean_droplet" "web" {<text:line-break/>image = "ubuntu-24-04-x64"<text:line-break/>name = "web"<text:line-break/>region = "nyc1"<text:line-break/>size = "s-1vcpu-1gb"<text:line-break/>user_data = file("init-script.sh")<text:line-break/>ssh_keys = var.ssh_key<text:line-break/>}</text:p>
      <text:p text:style-name="P1">This Terraform script will create a droplet using Ubuntu 24.04 x64.<text:line-break/>Replace init-script.sh with your script if needed (this script is run during droplet <text:soft-page-break/>initialization).<text:line-break/>Replace the SSH key fingerprints in ssh_keys with your own SSH key.</text:p>
      <text:p text:style-name="P2"><text:span text:style-name="Strong_20_Emphasis"><text:span text:style-name="T1">Step 3: Initialize Terraform</text:span></text:span><text:span text:style-name="T1"><text:line-break/>Initialize the Terraform project by running:<text:line-break/>terraform init<text:line-break/>This will download the required providers, including the DigitalOcean provider.</text:span></text:p>
      <text:p text:style-name="P2"><text:span text:style-name="Strong_20_Emphasis"><text:span text:style-name="T1">Step 4: Plan the Deployment</text:span></text:span><text:span text:style-name="T1"><text:line-break/>To check what changes Terraform will apply, run:<text:line-break/>terraform plan</text:span></text:p>
      <text:p text:style-name="P2"><text:span text:style-name="Strong_20_Emphasis"><text:span text:style-name="T1">Step 5: Apply the Terraform Configuration</text:span></text:span><text:span text:style-name="T1"><text:line-break/>To create the droplet on DigitalOcean, run:<text:line-break/>terraform apply<text:line-break/>Terraform will prompt for confirmation. Type yes to proceed.</text:span></text:p>
      <text:p text:style-name="P2"><text:span text:style-name="Strong_20_Emphasis"><text:span text:style-name="T1">Step 6: Verify the Droplet</text:span></text:span><text:span text:style-name="T1"><text:line-break/>Once Terraform has finished, go to your DigitalOcean dashboard and verify that the droplet has been created.</text:span></text:p>
      <text:p text:style-name="P2"><text:span text:style-name="Strong_20_Emphasis"><text:span text:style-name="T1">Step 7: Managing and Deleting Resources</text:span></text:span><text:span text:style-name="T1"><text:line-break/>To destroy the resources you created, you can run:<text:line-break/>terraform destroy<text:line-break/>This will delete all the resources created by Terraform.</text:span></text:p>
      <text:p text:style-name="P1"><text:span text:style-name="T1"/></text:p>
      <text:p text:style-name="P2"><text:span text:style-name="Strong_20_Emphasis"><text:span text:style-name="T1">Final Notes</text:span></text:span><text:span text:style-name="T1"><text:line-break/>SSH Keys: Ensure that your DigitalOcean account is configured with the correct SSH key. This will allow you to SSH into the droplet later.<text:line-break/>Sensitive Data: Be careful with secrets like tokens and SSH keys. Always use .gitignore to prevent these from being tracked by Git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9T20:56:28.757546631</meta:creation-date>
    <dc:date>2025-04-29T21:00:28.843430013</dc:date>
    <meta:editing-duration>PT3M5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21" meta:word-count="424" meta:character-count="2902" meta:non-whitespace-character-count="2499"/>
  </office:meta>
</office:document-meta>
</file>